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 style:parent-style-name="Standard" style:family="paragraph">
      <style:paragraph-properties fo:text-align="center"/>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1in">
        <style:tab-stops/>
      </style:paragraph-properties>
    </style:style>
    <style:style style:name="P7" style:parent-style-name="Standard" style:family="paragraph">
      <style:paragraph-properties fo:margin-left="0.5in">
        <style:tab-stops/>
      </style:paragraph-propertie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family="paragraph">
      <style:paragraph-properties fo:margin-left="0.5in">
        <style:tab-stops/>
      </style:paragraph-properties>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1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1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19"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0"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1"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2"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3"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4"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5"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fo:language="en" fo:country="GB" style:language-asian="en" style:country-asian="GB"/>
    </style:style>
    <style:style style:name="P29" style:parent-style-name="Standard" style:family="paragraph">
      <style:paragraph-properties fo:margin-left="0.5in">
        <style:tab-stops/>
      </style:paragraph-properties>
    </style:style>
    <style:style style:name="P30" style:parent-style-name="HTMLVorformatiert" style:family="paragraph">
      <style:paragraph-properties style:vertical-align="baseline"/>
    </style:style>
    <style:style style:name="T31" style:parent-style-name="Absatz-Standardschriftart" style:family="text">
      <style:text-properties style:font-name="Calibri" style:font-name-complex="Calibri" fo:font-size="11pt" style:font-size-asian="11pt" style:font-size-complex="11pt" fo:language="de" fo:country="DE"/>
    </style:style>
    <style:style style:name="T32" style:parent-style-name="Absatz-Standardschriftart" style:family="text">
      <style:text-properties style:font-name="Calibri" style:font-name-complex="Calibri" fo:font-size="11pt" style:font-size-asian="11pt" style:font-size-complex="11pt" fo:language="de" fo:country="DE"/>
    </style:style>
    <style:style style:name="T33" style:parent-style-name="Absatz-Standardschriftart" style:family="text">
      <style:text-properties style:font-name="Calibri" style:font-name-complex="Calibri" fo:font-size="11pt" style:font-size-asian="11pt" style:font-size-complex="11pt" fo:language="de" fo:country="DE"/>
    </style:style>
    <style:style style:name="T34" style:parent-style-name="Absatz-Standardschriftart" style:family="text">
      <style:text-properties style:font-name="Calibri" style:font-name-complex="Calibri" fo:font-size="11pt" style:font-size-asian="11pt" style:font-size-complex="11pt" fo:language="de" fo:country="DE"/>
    </style:style>
    <style:style style:name="T35" style:parent-style-name="Absatz-Standardschriftart" style:family="text">
      <style:text-properties style:font-name="Calibri" style:font-name-complex="Calibri" fo:font-size="11pt" style:font-size-asian="11pt" style:font-size-complex="11pt" fo:language="de" fo:country="DE"/>
    </style:style>
    <style:style style:name="T36" style:parent-style-name="Absatz-Standardschriftart" style:family="text">
      <style:text-properties style:font-name="Calibri" style:font-name-complex="Calibri" fo:font-size="11pt" style:font-size-asian="11pt" style:font-size-complex="11pt" fo:language="de" fo:country="DE"/>
    </style:style>
    <style:style style:name="T37" style:parent-style-name="Absatz-Standardschriftart" style:family="text">
      <style:text-properties style:font-name="Calibri" style:font-name-complex="Calibri" fo:font-size="11pt" style:font-size-asian="11pt" style:font-size-complex="11pt" fo:language="de" fo:country="DE"/>
    </style:style>
    <style:style style:name="T38" style:parent-style-name="Absatz-Standardschriftart" style:family="text">
      <style:text-properties style:font-name="Calibri" style:font-name-complex="Calibri" fo:font-size="11pt" style:font-size-asian="11pt" style:font-size-complex="11pt" fo:language="de" fo:country="DE"/>
    </style:style>
    <style:style style:name="T39" style:parent-style-name="Absatz-Standardschriftart" style:family="text">
      <style:text-properties style:font-name="Calibri" style:font-name-complex="Calibri" fo:font-size="11pt" style:font-size-asian="11pt" style:font-size-complex="11pt" fo:language="de" fo:country="DE"/>
    </style:style>
    <style:style style:name="T40" style:parent-style-name="Absatz-Standardschriftart" style:family="text">
      <style:text-properties style:font-name="Calibri" style:font-name-complex="Calibri" fo:font-size="11pt" style:font-size-asian="11pt" style:font-size-complex="11pt" fo:language="de" fo:country="DE"/>
    </style:style>
    <style:style style:name="T41" style:parent-style-name="Absatz-Standardschriftart" style:family="text">
      <style:text-properties style:font-name="Calibri" style:font-name-complex="Calibri" fo:font-size="11pt" style:font-size-asian="11pt" style:font-size-complex="11pt" fo:language="de" fo:country="DE"/>
    </style:style>
    <style:style style:name="T42" style:parent-style-name="Absatz-Standardschriftart" style:family="text">
      <style:text-properties style:font-name="Calibri" style:font-name-complex="Calibri" fo:font-size="11pt" style:font-size-asian="11pt" style:font-size-complex="11pt" fo:language="de" fo:country="DE"/>
    </style:style>
    <style:style style:name="T43" style:parent-style-name="Absatz-Standardschriftart" style:family="text">
      <style:text-properties style:font-name="Calibri" style:font-name-complex="Calibri" fo:font-size="11pt" style:font-size-asian="11pt" style:font-size-complex="11pt" fo:language="de" fo:country="DE"/>
    </style:style>
    <style:style style:name="T44" style:parent-style-name="Absatz-Standardschriftart" style:family="text">
      <style:text-properties style:font-name="Calibri" style:font-name-complex="Calibri" fo:font-size="11pt" style:font-size-asian="11pt" style:font-size-complex="11pt" fo:language="de" fo:country="DE"/>
    </style:style>
    <style:style style:name="T45" style:parent-style-name="Absatz-Standardschriftart" style:family="text">
      <style:text-properties style:font-name="Calibri" style:font-name-complex="Calibri" fo:font-size="11pt" style:font-size-asian="11pt" style:font-size-complex="11pt" fo:language="de" fo:country="DE"/>
    </style:style>
    <style:style style:name="T46" style:parent-style-name="Absatz-Standardschriftart" style:family="text">
      <style:text-properties style:font-name="Calibri" style:font-name-complex="Calibri" fo:font-size="11pt" style:font-size-asian="11pt" style:font-size-complex="11pt" fo:language="de" fo:country="DE"/>
    </style:style>
    <style:style style:name="T47" style:parent-style-name="Absatz-Standardschriftart" style:family="text">
      <style:text-properties style:font-name="Calibri" style:font-name-complex="Calibri" fo:font-size="11pt" style:font-size-asian="11pt" style:font-size-complex="11pt" fo:language="de" fo:country="DE"/>
    </style:style>
    <style:style style:name="T48" style:parent-style-name="Absatz-Standardschriftart" style:family="text">
      <style:text-properties style:font-name="Calibri" style:font-name-complex="Calibri" fo:font-size="11pt" style:font-size-asian="11pt" style:font-size-complex="11pt" fo:language="de" fo:country="DE"/>
    </style:style>
    <style:style style:name="T49" style:parent-style-name="Absatz-Standardschriftart" style:family="text">
      <style:text-properties style:font-name="Calibri" style:font-name-complex="Calibri" fo:font-size="11pt" style:font-size-asian="11pt" style:font-size-complex="11pt" fo:language="de" fo:country="DE"/>
    </style:style>
    <style:style style:name="T50" style:parent-style-name="Absatz-Standardschriftart" style:family="text">
      <style:text-properties style:font-name="Calibri" style:font-name-complex="Calibri" fo:font-size="11pt" style:font-size-asian="11pt" style:font-size-complex="11pt" fo:language="de" fo:country="DE"/>
    </style:style>
    <style:style style:name="T51" style:parent-style-name="Absatz-Standardschriftart" style:family="text">
      <style:text-properties style:font-name="Calibri" style:font-name-complex="Calibri" fo:font-size="11pt" style:font-size-asian="11pt" style:font-size-complex="11pt" fo:language="de" fo:country="DE"/>
    </style:style>
    <style:style style:name="T52" style:parent-style-name="Absatz-Standardschriftart" style:family="text">
      <style:text-properties style:font-name="Calibri" style:font-name-complex="Calibri" fo:font-size="11pt" style:font-size-asian="11pt" style:font-size-complex="11pt" fo:language="de" fo:country="DE"/>
    </style:style>
    <style:style style:name="T53" style:parent-style-name="Absatz-Standardschriftart" style:family="text">
      <style:text-properties style:font-name="Calibri" style:font-name-complex="Calibri" fo:font-size="11pt" style:font-size-asian="11pt" style:font-size-complex="11pt" fo:language="de" fo:country="DE"/>
    </style:style>
    <style:style style:name="T54" style:parent-style-name="Absatz-Standardschriftart" style:family="text">
      <style:text-properties style:font-name="Calibri" style:font-name-complex="Calibri" fo:font-size="11pt" style:font-size-asian="11pt" style:font-size-complex="11pt" fo:language="de" fo:country="DE"/>
    </style:style>
    <style:style style:name="T55" style:parent-style-name="Absatz-Standardschriftart" style:family="text">
      <style:text-properties style:font-name="Calibri" style:font-name-complex="Calibri" fo:font-size="11pt" style:font-size-asian="11pt" style:font-size-complex="11pt" fo:language="de" fo:country="DE"/>
    </style:style>
    <style:style style:name="T56" style:parent-style-name="Absatz-Standardschriftart" style:family="text">
      <style:text-properties style:font-name="Calibri" style:font-name-complex="Calibri" fo:font-size="11pt" style:font-size-asian="11pt" style:font-size-complex="11pt" fo:language="de" fo:country="DE"/>
    </style:style>
    <style:style style:name="T57" style:parent-style-name="Absatz-Standardschriftart" style:family="text">
      <style:text-properties style:font-name="Calibri" style:font-name-complex="Calibri" fo:font-size="11pt" style:font-size-asian="11pt" style:font-size-complex="11pt" fo:language="de" fo:country="DE"/>
    </style:style>
    <style:style style:name="T58" style:parent-style-name="Absatz-Standardschriftart" style:family="text">
      <style:text-properties style:font-name="Calibri" style:font-name-complex="Calibri" fo:font-size="11pt" style:font-size-asian="11pt" style:font-size-complex="11pt" fo:language="de" fo:country="DE"/>
    </style:style>
    <style:style style:name="T59" style:parent-style-name="Absatz-Standardschriftart" style:family="text">
      <style:text-properties style:font-name="Calibri" style:font-name-complex="Calibri" fo:font-size="11pt" style:font-size-asian="11pt" style:font-size-complex="11pt" fo:language="de" fo:country="DE"/>
    </style:style>
    <style:style style:name="T60" style:parent-style-name="Absatz-Standardschriftart" style:family="text">
      <style:text-properties style:font-name="Calibri" style:font-name-complex="Calibri" fo:language="de" fo:country="DE"/>
    </style:style>
    <style:style style:name="T61" style:parent-style-name="Absatz-Standardschriftart" style:family="text">
      <style:text-properties style:font-name="Calibri" style:font-name-complex="Calibri" fo:font-size="11pt" style:font-size-asian="11pt" style:font-size-complex="11pt" fo:language="de" fo:country="DE"/>
    </style:style>
    <style:style style:name="T62" style:parent-style-name="Absatz-Standardschriftart" style:family="text">
      <style:text-properties style:font-name="Calibri" style:font-name-complex="Calibri" fo:font-size="11pt" style:font-size-asian="11pt" style:font-size-complex="11pt" fo:language="de" fo:country="DE"/>
    </style:style>
    <style:style style:name="T63" style:parent-style-name="Absatz-Standardschriftart" style:family="text">
      <style:text-properties style:font-name="Calibri" style:font-name-complex="Calibri" fo:font-size="11pt" style:font-size-asian="11pt" style:font-size-complex="11pt" fo:language="de" fo:country="DE"/>
    </style:style>
    <style:style style:name="T64"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65" style:parent-style-name="Absatz-Standardschriftart" style:family="text">
      <style:text-properties style:font-name="Calibri" style:font-name-complex="Calibri" fo:color="#273239" fo:letter-spacing="0.0013in" style:text-position="super 63.6%" fo:font-size="11pt" style:font-size-asian="11pt" style:font-size-complex="11pt" fo:language="de" fo:country="DE"/>
    </style:style>
    <style:style style:name="T66"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67"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68" style:parent-style-name="Absatz-Standardschriftart" style:family="text">
      <style:text-properties style:font-name-complex="Calibri"/>
    </style:style>
    <style:style style:name="T69" style:parent-style-name="Absatz-Standardschriftart" style:family="text">
      <style:text-properties style:font-name-complex="Calibri"/>
    </style:style>
    <style:style style:name="T70" style:parent-style-name="Absatz-Standardschriftart" style:family="text">
      <style:text-properties style:font-name-complex="Calibri" fo:color="#273239" fo:letter-spacing="0.0013in"/>
    </style:style>
    <style:style style:name="T71" style:parent-style-name="Absatz-Standardschriftart" style:family="text">
      <style:text-properties style:font-name-complex="Calibri" fo:color="#273239" fo:letter-spacing="0.0013in"/>
    </style:style>
    <style:style style:name="T72" style:parent-style-name="Absatz-Standardschriftart" style:family="text">
      <style:text-properties style:font-name-complex="Calibri" fo:color="#273239" fo:letter-spacing="0.0013in" style:text-position="super 63.6%"/>
    </style:style>
    <style:style style:name="T73" style:parent-style-name="Absatz-Standardschriftart" style:family="text">
      <style:text-properties style:font-name-complex="Calibri" fo:color="#273239" fo:letter-spacing="0.0013in"/>
    </style:style>
    <style:style style:name="T74" style:parent-style-name="Absatz-Standardschriftart" style:family="text">
      <style:text-properties style:font-name-complex="Calibri" fo:color="#273239" fo:letter-spacing="0.0013in"/>
    </style:style>
    <style:style style:name="T75" style:parent-style-name="Absatz-Standardschriftart" style:family="text">
      <style:text-properties style:font-name-complex="Calibri" fo:color="#273239" fo:letter-spacing="0.0013in"/>
    </style:style>
    <style:style style:name="T76" style:parent-style-name="Absatz-Standardschriftart" style:family="text">
      <style:text-properties style:font-name-complex="Calibri" fo:color="#273239" fo:letter-spacing="0.0013in"/>
    </style:style>
    <style:style style:name="T77" style:parent-style-name="Absatz-Standardschriftart" style:family="text">
      <style:text-properties style:font-name-complex="Calibri" fo:color="#273239" fo:letter-spacing="0.0013in" style:text-position="super 63.6%"/>
    </style:style>
    <style:style style:name="T78" style:parent-style-name="Absatz-Standardschriftart" style:family="text">
      <style:text-properties style:font-name-complex="Calibri" fo:color="#273239" fo:letter-spacing="0.0013in"/>
    </style:style>
    <style:style style:name="T79" style:parent-style-name="Absatz-Standardschriftart" style:family="text">
      <style:text-properties style:font-name-complex="Calibri" fo:color="#273239" fo:letter-spacing="0.0013in"/>
    </style:style>
    <style:style style:name="P80" style:parent-style-name="Standard" style:family="paragraph">
      <style:paragraph-properties fo:margin-left="0.5in">
        <style:tab-stops/>
      </style:paragraph-properties>
    </style:style>
    <style:style style:name="P81" style:parent-style-name="Standard" style:family="paragraph">
      <style:text-properties style:text-underline-type="single" style:text-underline-style="solid" style:text-underline-width="auto" style:text-underline-mode="continuous"/>
    </style:style>
    <style:style style:name="P82" style:parent-style-name="Standard" style:family="paragraph">
      <style:paragraph-properties fo:margin-left="0.5in">
        <style:tab-stops/>
      </style:paragraph-properties>
    </style:style>
    <style:style style:name="P83" style:parent-style-name="Standard" style:family="paragraph">
      <style:paragraph-properties fo:margin-left="0.5in">
        <style:tab-stops/>
      </style:paragraph-properties>
    </style:style>
    <style:style style:name="P84" style:parent-style-name="Standard" style:family="paragraph">
      <style:text-properties style:text-underline-type="single" style:text-underline-style="solid" style:text-underline-width="auto" style:text-underline-mode="continuous"/>
    </style:style>
    <style:style style:name="P85" style:parent-style-name="Standard" style:family="paragraph">
      <style:paragraph-properties fo:margin-left="-0.5in">
        <style:tab-stops/>
      </style:paragraph-propertie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Einführung in die technische Informatik<text:s/></text:p>
      <text:p text:style-name="P2">Rechnerarchitektur Praktikum 1</text:p>
      <text:p text:style-name="P3">Praktikumsbericht Gruppe 1: (Name 1, Name 2)</text:p>
      <text:p text:style-name="P4">Aufgabe 1:</text:p>
      <text:p text:style-name="P5">Für ein Kern<text:s/>FP/s (double-precision):<text:s/></text:p>
      <text:p text:style-name="P6">2 Ausführungseinheiten (FMA) * 2 Operationen<text:s/>/<text:s/>FMA-Einheit<text:s/><text:s/>* 4 SIMD Operationen<text:s/>/ (FMA Operation) <text:s text:c="2"/>(=256 bit Breite des<text:s/>Datenpfad<text:s/>/ 64 bit double)<text:s/>* 3,3 Ghz Taktrate (max laut<text:s/><text:a xlink:href="https://ark.intel.com/content/www/de/de/ark/products/81908/intel-xeon-processor-e52680-v3-30m-cache-2-50-ghz.html" office:target-frame-name="_top" xlink:show="replace"><text:span text:style-name="Hyperlink">IntProduct</text:span><text:bookmark-start text:name="_Hlt121235216"/><text:bookmark-start text:name="_Hlt121235217"/><text:span text:style-name="Hyperlink">s</text:span><text:bookmark-end text:name="_Hlt121235216"/><text:bookmark-end text:name="_Hlt121235217"/></text:a>) = 52.8 GFLOP/s</text:p>
      <text:p text:style-name="P7">Für mehrere Kerne FP/s (double-precision):<text:line-break/><text:tab/>52.8 GFLOP/s*12 Kerne = 633,6 GFLOPS/s</text:p>
      <text:p text:style-name="P8">Aufgabe 2:</text:p>
      <text:p text:style-name="Standard">Schleifenvertauschen:</text:p>
      <text:p text:style-name="P9">Durch das Vertauschen von Schleifen können Cache Zugriffe optimiert werden.<text:line-break/>Zunächst wird beim Allokieren der Daten ein konsekutiver Speicherblock angelegt<text:s/>(im Normalfall).<text:tab/><text:line-break/>Ladezugriffe finden<text:s/>(Cache-)Zeilenweise (64B) auf<text:s/>Speicher des<text:s/>Caches statt.<text:line-break/>Häufig gibt es dabei auch Prefetcher,<text:s/>welche die nächste Zeile bereits<text:s/>mit laden<text:s/>(ausgelöst durch einen Cache Miss oder das<text:s/>Erkennen<text:s/>von Zugriffsmustern.)<text:line-break/>Im schlimmsten Fall lädt jeder neue Ladezugriff eine neue Cachezeile was schnell zu Cache-Misses im L1 Cache des Prozessors führt (da die Anzahl der Cachezeile im L1 begrenzt ist) wodurch die Daten erst mit einer höheren Latenz aus dem L2 Cache oder aus noch höheren Ebenen geholt werden müssen. Durch das Vertauschen von Schleifenvariablen kann<text:s/>ein aufsteigender Zugriff<text:s/>innerhalb einer Cachezeile erzielt werden und Cache – Misses stark dezimiert, wodurch Ausführungseinheiten deutlich mehr Befehle pro Zeiteinheit Ausführungen können (da<text:s/>die Ladezeiten für die Operatoren deutlich geringer ausfallen).</text:p>
      <text:p text:style-name="P10">Bei einer Matrix der Form n<text:s/>x<text:s/>n würde ein Zugriff der Form for i 0..n for j 0..n<text:s/>Matrix[j][i] Spaltenweise über die Zeilen iterieren und dabei immer vollständige Zeilen laden. Wobei for i 0..n for j 0..n<text:s/>Matrix[i][j] die räumlich Lokalität der Cachezeilen ausnutzt und so Cache-Misses verhindert.</text:p>
      <text:p text:style-name="Standard">Loop<text:s/>-<text:s/>unrolling:</text:p>
      <text:p text:style-name="P11">Durch Loop<text:s/>-<text:s/>unrolling kann der Einfluss von Branch – Misses verringert werden,<text:s/>indem der<text:s/>Anteil an Sprungbefehlen<text:s/>pro ausgeführtem Schleifendurchlauf reduziert wird.<text:line-break/>Dabei wird der Befehl im Schleifenrumpf mehrfach untereinander ausgeführt und<text:s/>Inkrementieren<text:s/>der Zählvariablen entsprechend angepasst.<text:tab/><text:line-break/>Loop-unrolling kann abhängig von Architektur und Compiler auch zusätzliche Parallelität schaffen, indem die Befehle eines einzelnen Schleifendurchlaufs besser die verfügbaren Ausführungseinheiten aufgeteilt werden (ersteres ist im Falle von General – Purpose -Prozessoren höchstwahrscheinlich relevanter).</text:p>
      <text:p text:style-name="P12">Bei zu starkem Loop-unrolling können Cache – Misses impliziert werden,<text:s/>wenn<text:s/>der während eines Schleifendurchlaufs geladene Datensatz die Kapazität des L1 – Cache übersteigt.</text:p>
      <text:p text:style-name="P13"/>
      <text:soft-page-break/>
      <text:p text:style-name="Standard">Blocking/Tiling:</text:p>
      <text:p text:style-name="P14"><text:line-break/>Bei dieser Technik wird die Matrixmultiplikation nacheinander jeweils für einen (Teil-)Block der gesamten Matrix ausgeführt. Diese Technik zielt ebenfalls auf die Verringerung von Cache Misses indem der in einer bestimmten Zeit (die<text:s/>Dauer der<text:s/>Berechnung aller Werte des<text:s/>Blocks) genutzte Speicherbereich<text:s/>möglichst gering gehalten wird. Dieser Bereich sollte nach Möglichkeit kleiner sein als der L1-Cache des verwendeten Prozessors.</text:p>
      <text:p text:style-name="P15">Bsp<text:s/>(<text:a xlink:href="https://iitd-plos.github.io/col729/lec/matrix_multiplication.html" office:target-frame-name="_top" xlink:show="replace"><text:span text:style-name="Hyperlink">link</text:span></text:a>):</text:p>
      <text:p text:style-name="P16">for (ii = 0; ii &lt; n; ii+=B) {</text:p>
      <text:p text:style-name="P17"><text:s text:c="2"/>for (jj = 0; jj &lt; n; jj+=B) {</text:p>
      <text:p text:style-name="P18"><text:s text:c="4"/>for (kk = 0; kk &lt; n; kk+=B) {</text:p>
      <text:p text:style-name="P19"><text:s text:c="6"/>for (i = ii; i &lt; ii+B; i++) {</text:p>
      <text:p text:style-name="P20"><text:s text:c="8"/>for (j = jj; j &lt; jj+B; j++) {</text:p>
      <text:p text:style-name="P21"><text:s text:c="10"/>for (k = kk; k &lt; kk+B; k++) {</text:p>
      <text:p text:style-name="P22"><text:s text:c="12"/>A[i,j] += X[i,k]*Y[k,j];</text:p>
      <text:p text:style-name="P23"><text:s text:c="10"/>}</text:p>
      <text:p text:style-name="P24"><text:s text:c="8"/>}</text:p>
      <text:p text:style-name="P25"><text:s text:c="6"/>}</text:p>
      <text:p text:style-name="P26"><text:s text:c="4"/>}</text:p>
      <text:p text:style-name="P27"><text:s text:c="2"/>}</text:p>
      <text:p text:style-name="P28">}</text:p>
      <text:p text:style-name="P29"/>
      <text:p text:style-name="Standard">Wiedernutzung von Werten statt neu Berechnung:</text:p>
      <text:p text:style-name="P30"><text:span text:style-name="T31">Strassen</text:span><text:span text:style-name="T32">s</text:span><text:span text:style-name="T33"><text:s/>Algorithmus verwendet eine Divide</text:span><text:span text:style-name="T34"><text:s/>– and<text:s/></text:span><text:span text:style-name="T35">-<text:s/></text:span><text:span text:style-name="T36">C</text:span><text:span text:style-name="T37">onquer<text:s/></text:span><text:span text:style-name="T38">S</text:span><text:span text:style-name="T39">trategie zur Matrixberechnung, dabei werden<text:s/></text:span><text:span text:style-name="T40">die Eingabematrizen<text:s/></text:span><text:span text:style-name="T41">rekursiv</text:span><text:span text:style-name="T42"><text:s/>geteilt bis anschließend eine 2*2 Matrix<text:s/></text:span><text:span text:style-name="T43">entsteht,</text:span><text:span text:style-name="T44"><text:s/>für welche die Ausgabe<text:s/></text:span><text:span text:style-name="T45">berechnet</text:span><text:span text:style-name="T46"><text:s/>wird.<text:s/></text:span><text:span text:style-name="T47">Größere Teile können dann<text:s/></text:span><text:span text:style-name="T48">analog</text:span><text:span text:style-name="T49"><text:s/>zur Berechnung der 2*2 Matrix berechnet<text:s/></text:span><text:span text:style-name="T50">werden,</text:span><text:span text:style-name="T51"><text:s/>wobei die benötigten Werte Ergebnisse der Berechnung der Submatrizen sind.<text:s/></text:span><text:span text:style-name="T52">Die<text:s/></text:span><text:span text:style-name="T53">einzelnen<text:s/></text:span><text:span text:style-name="T54">Ergebnisse der Ausgabematrix<text:s/></text:span><text:span text:style-name="T55">werden</text:span><text:span text:style-name="T56"><text:s/>anschließend<text:s/></text:span><text:span text:style-name="T57">mit</text:span><text:span text:style-name="T58"><text:s/>Hilfe von</text:span><text:span text:style-name="T59"><text:s/>Hilfsmatrizen berechnet.<text:s/></text:span><text:span text:style-name="T60"><text:line-break/></text:span><text:span text:style-name="T61">Strassens Algorithmus hat im Vergleich zu</text:span><text:span text:style-name="T62">r Standard-Herangehensweise<text:s/></text:span><text:span text:style-name="T63">(</text:span><text:span text:style-name="T64">O(N</text:span><text:span text:style-name="T65">3</text:span><text:span text:style-name="T66">)</text:span><text:span text:style-name="T67">)</text:span></text:p>
      <text:p text:style-name="Standard"><text:span text:style-name="T68">n</text:span><text:span text:style-name="T69">ur eine Zeitkomplexität von<text:s/></text:span><text:span text:style-name="T70">O (</text:span><text:span text:style-name="T71">N</text:span><text:span text:style-name="T72">2.8074</text:span><text:span text:style-name="T73">)</text:span><text:span text:style-name="T74">. <text:s/>Diese Methode wird in der Praxis nicht eingesetzt, da der Zeitaufwand zum Allokieren von zusätzlichen Matrizen (Hilfsmatrizen) und rekursive Funktionsaufrufe den Vorteil der geringeren Zeitkomplexität überwiegen.</text:span><text:span text:style-name="T75"><text:s/>Deshalb wird zur Berechnung für Aufgabe 2 und 3 auch von<text:s/></text:span><text:span text:style-name="T76">O(N</text:span><text:span text:style-name="T77">3</text:span><text:span text:style-name="T78">)</text:span><text:span text:style-name="T79"><text:s/>ausgegangen.</text:span></text:p>
      <text:p text:style-name="P80"/>
      <text:p text:style-name="P81">Aufgabe 2:</text:p>
      <text:p text:style-name="P82">Insgesamt werden im Standardalgorithmus n^3 Operationen ausgeführt<text:s/>um zwei Matrizen<text:s/><text:line-break/>der Größe n*n miteinander zu multiplizieren.</text:p>
      <text:p text:style-name="P83">Also<text:s/>eine Größe von<text:s/><text:s/>n =<text:s/><draw:frame draw:style-name="a0" text:anchor-type="as-char" svg:x="0in" svg:y="0in" svg:width="0.825in" svg:height="0.225in" style:rel-width="scale" style:rel-height="scale"><draw:object xlink:href="Object 1/" xlink:type="simple" xlink:show="embed" xlink:actuate="onLoad"/></draw:frame><text:s/><draw:frame draw:style-name="a1" text:anchor-type="as-char" svg:x="0in" svg:y="0in" svg:width="0.14167in" svg:height="0.18333in" style:rel-width="scale" style:rel-height="scale"><draw:object xlink:href="Object 2/" xlink:type="simple" xlink:show="embed" xlink:actuate="onLoad"/></draw:frame>10 (SEK) =<text:s/>37516<text:s/>wird benötigt damit das Programm mindestens 10 Sekunden läuft.</text:p>
      <text:p text:style-name="P84">Aufgabe 3:</text:p>
      <text:p text:style-name="Standard"><text:tab/>t (in s) <text:s/><text:s text:c="6"/>&gt;<text:tab/>n<text:s/><draw:frame draw:style-name="a2" text:anchor-type="as-char" svg:x="0in" svg:y="0in" svg:width="0.975in" svg:height="0.225in" style:rel-width="scale" style:rel-height="scale"><draw:object xlink:href="Object 3/" xlink:type="simple" xlink:show="embed" xlink:actuate="onLoad"/></draw:frame></text:p>
      <text:p text:style-name="Standard"><text:tab/></text:p>
      <text:p text:style-name="P85"><text:ta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language="de" fo:country="DE"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fc3dba4, f9d8dff6</meta:initial-creator>
    <dc:creator>afc3dba4, f9d8dff6</dc:creator>
    <meta:creation-date>2022-12-06T17:45:00Z</meta:creation-date>
    <dc:date>2022-12-06T17:45:00Z</dc:date>
    <meta:template xlink:href="Normal.dotm" xlink:type="simple"/>
    <meta:editing-cycles>2</meta:editing-cycles>
    <meta:editing-duration>PT0S</meta:editing-duration>
    <meta:document-statistic meta:page-count="3" meta:paragraph-count="9" meta:word-count="719" meta:character-count="4814" meta:row-count="34" meta:non-whitespace-character-count="4104"/>
  </office:meta>
</office:document-meta>
</file>

<file path=Object 1/content.xml><?xml version="1.0" encoding="utf-8"?>
<mml:math xmlns:mml="http://www.w3.org/1998/Math/MathML" xmlns:m="http://schemas.openxmlformats.org/officeDocument/2006/math">
  <mml:mroot>
    <mml:mrow>
      <mml:mn>52.8</mml:mn>
      <mml:mo>×</mml:mo>
      <mml:msup>
        <mml:mrow>
          <mml:mn>10</mml:mn>
        </mml:mrow>
        <mml:mrow>
          <mml:mn>9</mml:mn>
        </mml:mrow>
      </mml:msup>
    </mml:mrow>
    <mml:mrow>
      <mml:mn>3</mml:mn>
    </mml:mrow>
  </mml:mroot>
</mml:math>
</file>

<file path=Object 2/content.xml><?xml version="1.0" encoding="utf-8"?>
<mml:math xmlns:mml="http://www.w3.org/1998/Math/MathML" xmlns:m="http://schemas.openxmlformats.org/officeDocument/2006/math">
  <mml:mo>×</mml:mo>
  <mml:mi> </mml:mi>
</mml:math>
</file>

<file path=Object 3/content.xml><?xml version="1.0" encoding="utf-8"?>
<mml:math xmlns:mml="http://www.w3.org/1998/Math/MathML" xmlns:m="http://schemas.openxmlformats.org/officeDocument/2006/math">
  <mml:mo>÷</mml:mo>
  <mml:mroot>
    <mml:mrow>
      <mml:mn>52.8</mml:mn>
      <mml:mo>×</mml:mo>
      <mml:msup>
        <mml:mrow>
          <mml:mn>10</mml:mn>
        </mml:mrow>
        <mml:mrow>
          <mml:mn>9</mml:mn>
        </mml:mrow>
      </mml:msup>
    </mml:mrow>
    <mml:mrow>
      <mml:mn>3</mml:mn>
    </mml:mrow>
  </mml:mroot>
</mml:math>
</file>